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66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3.95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10.53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4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fad2" fo:border="0.06pt solid #000000"/>
    </style:style>
    <style:style style:name="ce2" style:family="table-cell" style:parent-style-name="Default">
      <style:table-cell-properties fo:background-color="#32cd32"/>
    </style:style>
    <style:style style:name="ce3" style:family="table-cell" style:parent-style-name="Default">
      <style:table-cell-properties fo:background-color="#ff4500"/>
    </style:style>
    <style:style style:name="ce4" style:family="table-cell" style:parent-style-name="Default">
      <style:table-cell-properties fo:background-color="#4169e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wa-gasal2_srr150_utilization_12threads.clea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SM utilisation (%)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wa-gasal2</text:p>
          </table:table-cell>
          <table:table-cell table:number-columns-repeated="10"/>
        </table:table-row>
      </table:table>
      <table:table table:name="Feuille2" table:style-name="ta1">
        <table:shapes>
          <draw:frame draw:z-index="0" draw:style-name="gr1" draw:text-style-name="P1" svg:width="193.54mm" svg:height="99.7mm" svg:x="92.15mm" svg:y="18.06mm">
            <draw:object draw:notify-on-update-of-ranges="Feuille2.M1:Feuille2.M1 Feuille2.M2:Feuille2.M4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2.12mm" svg:height="98.8mm" svg:x="96.65mm" svg:y="132.04mm">
            <draw:object draw:notify-on-update-of-ranges="Feuille2.N1:Feuille2.N1 Feuille2.N2:Feuille2.N4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4"/>
          <table:table-cell office:value-type="string" calcext:value-type="string">
            <text:p>SM utilisation (%)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 office:value-type="string" calcext:value-type="string">
            <text:p>SM utilisation (%)</text:p>
          </table:table-cell>
          <table:table-cell table:number-columns-repeated="3"/>
          <table:table-cell table:style-name="Default" office:value-type="string" calcext:value-type="string">
            <text:p>Colors</text:p>
          </table:table-cell>
          <table:table-cell table:style-name="Default"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wa-gasal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bwa</text:p>
          </table:table-cell>
          <table:table-cell table:style-name="ce1" office:value-type="string" calcext:value-type="string">
            <text:p>Bwa-gasal2 (1 stream)</text:p>
          </table:table-cell>
          <table:table-cell table:style-name="ce1" office:value-type="string" calcext:value-type="string">
            <text:p>Bwa-gasal2 (2 strea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table:number-columns-repeated="2"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wa-gasa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1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1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1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1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1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1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number-style style:name="N119" number:title="Défini par l'utilisateur">
      <number:number number:decimal-places="3" loext:min-decimal-places="3" number:min-integer-digits="1" number:grouping="true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2:12:38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7T12:12:54.367000000</dc:date>
    <meta:editing-duration>PT19M24S</meta:editing-duration>
    <meta:editing-cycles>3</meta:editing-cycles>
    <meta:generator>LibreOffice/6.2.4.2$Windows_X86_64 LibreOffice_project/2412653d852ce75f65fbfa83fb7e7b669a126d64</meta:generator>
    <meta:document-statistic meta:table-count="2" meta:cell-count="106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55cm" svg:height="9.971cm" xlink:href=".." xlink:type="simple" chart:class="chart:line" chart:style-name="ch1">
        <chart:title svg:x="1.762cm" svg:y="0.335cm" chart:style-name="ch2">
          <text:p>Streaming Multiprocessors utilisation, data set SRR150, 12 threads, 2 streams</text:p>
        </chart:title>
        <chart:legend svg:x="7.461cm" svg:y="9.137cm" style:legend-expansion="custom" chartooo:width="4.024cm" chartooo:height="0.559cm" style:legend-expansion-aspect-ratio="7.19856887298748" chart:style-name="ch3"/>
        <chart:plot-area chart:style-name="ch4" table:cell-range-address="Feuille2.M1:Feuille2.M422" chart:data-source-has-labels="row" svg:x="1.186cm" svg:y="1.248cm" svg:width="17.585cm" svg:height="6.576cm">
          <chartooo:coordinate-region svg:x="2.019cm" svg:y="1.443cm" svg:width="16.614cm" svg:height="5.444cm"/>
          <chart:axis chart:dimension="x" chart:name="primary-x" chart:style-name="ch5">
            <chart:title svg:x="9.392cm" svg:y="8.024cm" chart:style-name="ch6">
              <text:p>time (s)</text:p>
            </chart:title>
          </chart:axis>
          <chart:axis chart:dimension="y" chart:name="primary-y" chart:style-name="ch7">
            <chart:title svg:x="0.256cm" svg:y="5.828cm" chart:style-name="ch8">
              <text:p>SM utilisation (%)</text:p>
            </chart:title>
            <chart:grid chart:style-name="ch9" chart:class="major"/>
          </chart:axis>
          <chart:series chart:style-name="ch10" chart:values-cell-range-address="Feuille2.M2:Feuille2.M422" chart:label-cell-address="Feuille2.M1:Feuille2.M1" chart:class="chart:line">
            <chart:data-point chart:repeated="4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 utilisation (%)</text:p>
                <draw:g>
                  <svg:desc>Feuille2.M1:Feuille2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M2:Feuille2.M4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6cm" svg:stroke-color="#ff4600" draw:fill-color="#ff46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13cm" svg:height="9.881cm" xlink:href=".." xlink:type="simple" chart:class="chart:line" chart:style-name="ch1">
        <chart:title svg:x="1.806cm" svg:y="0.333cm" chart:style-name="ch2">
          <text:p>Streaming Multiprocessors utilisation, data set SRR150, 12 threads, 1 stream</text:p>
        </chart:title>
        <chart:legend chart:legend-position="bottom" svg:x="7.663cm" svg:y="9.29cm" style:legend-expansion="wide" chart:style-name="ch3"/>
        <chart:plot-area chart:style-name="ch4" table:cell-range-address="Feuille2.N1:Feuille2.N422" chart:data-source-has-labels="row" svg:x="1.378cm" svg:y="1.335cm" svg:width="17.451cm" svg:height="6.61cm">
          <chartooo:coordinate-region svg:x="2.017cm" svg:y="1.438cm" svg:width="16.48cm" svg:height="5.478cm"/>
          <chart:axis chart:dimension="x" chart:name="primary-x" chart:style-name="ch5">
            <chart:title svg:x="9.517cm" svg:y="8.143cm" chart:style-name="ch6">
              <text:p>time (s)</text:p>
            </chart:title>
          </chart:axis>
          <chart:axis chart:dimension="y" chart:name="primary-y" chart:style-name="ch5">
            <chart:title svg:x="0.451cm" svg:y="5.932cm" chart:style-name="ch7">
              <text:p>SM utilisation (%)</text:p>
            </chart:title>
            <chart:grid chart:style-name="ch8" chart:class="major"/>
          </chart:axis>
          <chart:series chart:style-name="ch9" chart:values-cell-range-address="Feuille2.N2:Feuille2.N422" chart:label-cell-address="Feuille2.N1:Feuille2.N1" chart:class="chart:line">
            <chart:data-point chart:repeated="4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 utilisation (%)</text:p>
                <draw:g>
                  <svg:desc>Feuille2.N1:Feuille2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N2:Feuille2.N4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